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1e1d1" officeooo:paragraph-rsid="0001e1d1"/>
    </style:style>
    <style:style style:name="P2" style:family="paragraph" style:parent-style-name="Standard">
      <style:text-properties fo:language="en" fo:country="GB" officeooo:rsid="0004bfdf" officeooo:paragraph-rsid="0004bfdf"/>
    </style:style>
    <style:style style:name="P3" style:family="paragraph" style:parent-style-name="Standard">
      <style:text-properties fo:language="en" fo:country="GB" officeooo:rsid="0007be62" officeooo:paragraph-rsid="0007be62"/>
    </style:style>
    <style:style style:name="T1" style:family="text">
      <style:text-properties officeooo:rsid="0003083c"/>
    </style:style>
    <style:style style:name="T2" style:family="text">
      <style:text-properties officeooo:rsid="0005dc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layer is a fledgling god in a time where new gods have not arrived for quite some time. There has just been a large wave of new ‘births’ of gods (unbeknownst to the player), <text:span text:style-name="T1">and the player is one of the new hopefuls hoping to take their place amongst the common pantheon.</text:span></text:p>
      <text:p text:style-name="P1"/>
      <text:p text:style-name="P2">This is not revealed to the player until their first character dies, and they are shown their newly dead character on their divine plane, milling around. <text:span text:style-name="T2">This is where the player is given the option to upgrade their divine spark, revive champions, etc. It’ll be a little divine tutorial.</text:span></text:p>
      <text:p text:style-name="P2"/>
      <text:p text:style-name="P3">Then, they go out into the world, ag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1-20T14:25:02.772000000</dc:date>
    <meta:editing-duration>PT18M56S</meta:editing-duration>
    <meta:editing-cycles>7</meta:editing-cycles>
    <meta:document-statistic meta:table-count="0" meta:image-count="0" meta:object-count="0" meta:page-count="1" meta:paragraph-count="3" meta:word-count="110" meta:character-count="603" meta:non-whitespace-character-count="496"/>
  </office:meta>
</office:document-meta>
</file>